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155779FC900C627F5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7826" draw:textarea-horizontal-align="justify" draw:textarea-vertical-align="middle" draw:auto-grow-height="false" fo:min-height="8.35cm" fo:min-width="12.7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1.85cm" fo:min-width="3.8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1.85cm" fo:min-width="3.8cm"/>
    </style:style>
    <style:style style:name="gr4" style:family="graphic" style:parent-style-name="standard">
      <style:graphic-properties draw:fill-color="#6600cc" draw:textarea-horizontal-align="justify" draw:textarea-vertical-align="middle" draw:auto-grow-height="false" fo:min-height="1.85cm" fo:min-width="3.8cm"/>
    </style:style>
    <style:style style:name="gr5" style:family="graphic" style:parent-style-name="standard">
      <style:graphic-properties draw:fill-color="#0000cc" draw:textarea-horizontal-align="justify" draw:textarea-vertical-align="middle" draw:auto-grow-height="false" fo:min-height="1.85cm" fo:min-width="3.8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ff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06cm" svg:stroke-color="#66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6600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99ffff" draw:textarea-horizontal-align="justify" draw:textarea-vertical-align="middle" draw:auto-grow-height="false" fo:min-height="0.75cm" fo:min-width="0.1cm"/>
    </style:style>
    <style:style style:name="gr17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0000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-color="#990000" draw:textarea-horizontal-align="justify" draw:textarea-vertical-align="middle" draw:auto-grow-height="false" fo:min-height="7.45cm" fo:min-width="9.6cm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0.85cm" fo:min-width="4.3cm"/>
    </style:style>
    <style:style style:name="gr2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00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textarea-horizontal-align="justify" draw:textarea-vertical-align="middle" draw:auto-grow-height="false" fo:min-height="0.55cm" fo:min-width="0.9cm"/>
    </style:style>
    <style:style style:name="gr29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0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ff33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objectwithoutfill">
      <style:graphic-properties svg:stroke-width="0.212cm" svg:stroke-color="#00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00cc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007826"/>
      <style:paragraph-properties fo:text-align="center"/>
      <style:text-properties fo:color="#ffffff" fo:font-size="24pt" style:font-size-asian="24pt" style:font-size-complex="24pt"/>
    </style:style>
    <style:style style:name="P3" style:family="paragraph">
      <loext:graphic-properties draw:fill-color="#ff3300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cc9900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-color="#6600cc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-color="#0000cc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6600ff"/>
      <style:paragraph-properties fo:text-align="center"/>
    </style:style>
    <style:style style:name="P11" style:family="paragraph">
      <loext:graphic-properties draw:fill-color="#99ffff"/>
      <style:paragraph-properties fo:text-align="center"/>
    </style:style>
    <style:style style:name="P12" style:family="paragraph">
      <loext:graphic-properties draw:fill-color="#ff9900"/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-color="#0000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99000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-color="#ffff66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ffffff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2cm" svg:height="8.6cm" svg:x="0.976cm" svg:y="8.78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aspi 2/3 <text:s text:c="23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cm" svg:height="2.1cm" svg:x="6.1cm" svg:y="1.4cm">
          <text:p text:style-name="P1"><text:span text:style-name="T2">Ultrasonic</text:span></text:p>
          <text:p text:style-name="P1"><text:span text:style-name="T2">Center-Lef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2.1cm" svg:x="10.7cm" svg:y="1.4cm">
          <text:p text:style-name="P1"><text:span text:style-name="T2">Ultrasonic</text:span></text:p>
          <text:p text:style-name="P1"><text:span text:style-name="T2">Center-R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cm" svg:height="2.1cm" svg:x="1.2cm" svg:y="2.6cm">
          <text:p text:style-name="P1"><text:span text:style-name="T2">Ultrasonic</text:span></text:p>
          <text:p text:style-name="P1"><text:span text:style-name="T2">Lef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3cm" svg:height="2.1cm" svg:x="15.5cm" svg:y="2.6cm">
          <text:p text:style-name="P1"><text:span text:style-name="T2">Ultrasonic</text:span></text:p>
          <text:p text:style-name="P1"><text:span text:style-name="T2">Right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2.616cm" svg:height="4.2cm" svg:x="1.3cm" svg:y="9.1cm">
          <draw:image xlink:href="Pictures/100000000000040000000155779FC900C627F534.png" xlink:type="simple" xlink:show="embed" xlink:actuate="onLoad">
            <text:p/>
          </draw:image>
        </draw:frame>
        <draw:line draw:style-name="gr7" draw:text-style-name="P7" draw:layer="layout" svg:x1="2.1cm" svg:y1="4.6cm" svg:x2="2.1cm" svg:y2="10.8cm">
          <text:p/>
        </draw:line>
        <draw:line draw:style-name="gr7" draw:text-style-name="P7" draw:layer="layout" svg:x1="7cm" svg:y1="3.3cm" svg:x2="7cm" svg:y2="6.4cm">
          <text:p/>
        </draw:line>
        <draw:line draw:style-name="gr7" draw:text-style-name="P7" draw:layer="layout" svg:x1="11.7cm" svg:y1="3.3cm" svg:x2="11.7cm" svg:y2="6.4cm">
          <text:p/>
        </draw:line>
        <draw:line draw:style-name="gr7" draw:text-style-name="P7" draw:layer="layout" svg:x1="16.5cm" svg:y1="4.4cm" svg:x2="16.5cm" svg:y2="6.4cm">
          <text:p/>
        </draw:line>
        <draw:line draw:style-name="gr7" draw:text-style-name="P7" draw:layer="layout" svg:x1="16.5cm" svg:y1="6.4cm" svg:x2="2.1cm" svg:y2="6.4cm">
          <text:p/>
        </draw:line>
        <draw:line draw:style-name="gr8" draw:text-style-name="P7" draw:layer="layout" svg:x1="3.2cm" svg:y1="10.7cm" svg:x2="3.2cm" svg:y2="8.2cm">
          <text:p/>
        </draw:line>
        <draw:line draw:style-name="gr8" draw:text-style-name="P7" draw:layer="layout" svg:x1="4.1cm" svg:y1="8.2cm" svg:x2="4.1cm" svg:y2="4.5cm">
          <text:p/>
        </draw:line>
        <draw:line draw:style-name="gr8" draw:text-style-name="P7" draw:layer="layout" svg:x1="3.2cm" svg:y1="8.2cm" svg:x2="19.1cm" svg:y2="8.2cm">
          <text:p/>
        </draw:line>
        <draw:line draw:style-name="gr8" draw:text-style-name="P7" draw:layer="layout" svg:x1="9.6cm" svg:y1="8.2cm" svg:x2="9.6cm" svg:y2="3.3cm">
          <text:p/>
        </draw:line>
        <draw:line draw:style-name="gr8" draw:text-style-name="P7" draw:layer="layout" svg:x1="14.3cm" svg:y1="8.2cm" svg:x2="14.3cm" svg:y2="3.3cm">
          <text:p/>
        </draw:line>
        <draw:line draw:style-name="gr8" draw:text-style-name="P7" draw:layer="layout" svg:x1="19.1cm" svg:y1="8.2cm" svg:x2="19.1cm" svg:y2="4.5cm">
          <text:p/>
        </draw:line>
        <draw:line draw:style-name="gr9" draw:text-style-name="P7" draw:layer="layout" svg:x1="4.9cm" svg:y1="10.8cm" svg:x2="7.9cm" svg:y2="3.3cm">
          <text:p/>
        </draw:line>
        <draw:line draw:style-name="gr9" draw:text-style-name="P7" draw:layer="layout" svg:x1="6.1cm" svg:y1="10.8cm" svg:x2="8.7cm" svg:y2="3.3cm">
          <text:p/>
        </draw:line>
        <draw:custom-shape draw:style-name="gr10" draw:text-style-name="P8" draw:layer="layout" svg:width="0.3cm" svg:height="0.3cm" svg:x="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3cm" svg:height="0.3cm" svg:x="6.9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3cm" svg:height="0.3cm" svg:x="11.6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3cm" svg:height="0.3cm" svg:x="16.403cm" svg:y="6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cm" svg:height="0.3cm" svg:x="3.1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cm" svg:height="0.3cm" svg:x="4.002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cm" svg:height="0.3cm" svg:x="9.403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cm" svg:height="0.3cm" svg:x="14.104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3cm" svg:height="0.3cm" svg:x="18.905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4.4cm" svg:y1="10.8cm" svg:x2="3.5cm" svg:y2="4.5cm">
          <text:p/>
        </draw:line>
        <draw:line draw:style-name="gr12" draw:text-style-name="P7" draw:layer="layout" svg:x1="3.8cm" svg:y1="10.8cm" svg:x2="2.8cm" svg:y2="4.5cm">
          <text:p/>
        </draw:line>
        <draw:line draw:style-name="gr13" draw:text-style-name="P7" draw:layer="layout" svg:x1="6.7cm" svg:y1="10.8cm" svg:x2="12.3cm" svg:y2="3.4cm">
          <text:p/>
        </draw:line>
        <draw:line draw:style-name="gr13" draw:text-style-name="P7" draw:layer="layout" svg:x1="7.8cm" svg:y1="10.8cm" svg:x2="13.4cm" svg:y2="3.4cm">
          <text:p/>
        </draw:line>
        <draw:line draw:style-name="gr14" draw:text-style-name="P7" draw:layer="layout" svg:x1="8.4cm" svg:y1="10.8cm" svg:x2="17.3cm" svg:y2="4.6cm">
          <text:p/>
        </draw:line>
        <draw:line draw:style-name="gr14" draw:text-style-name="P7" draw:layer="layout" svg:x1="8.9cm" svg:y1="10.8cm" svg:x2="18.5cm" svg:y2="4.6cm">
          <text:p/>
        </draw:line>
        <draw:line draw:style-name="gr12" draw:text-style-name="P7" draw:layer="layout" svg:x1="5cm" svg:y1="5.4cm" svg:x2="3.6cm" svg:y2="5.4cm">
          <text:p/>
        </draw:line>
        <draw:custom-shape draw:style-name="gr15" draw:text-style-name="P10" draw:layer="layout" svg:width="0.3cm" svg:height="0.3cm" svg:x="3.5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4.1cm" svg:y1="5.8cm" svg:x2="5cm" svg:y2="5.8cm">
          <text:p/>
        </draw:line>
        <draw:custom-shape draw:style-name="gr11" draw:text-style-name="P9" draw:layer="layout" svg:width="0.3cm" svg:height="0.3cm" svg:x="4.003cm" svg:y="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cm" svg:height="1cm" svg:x="4.7cm" svg:y="5.1cm">
          <text:p text:style-name="P1">R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0.501cm" svg:y1="4.201cm" svg:x2="8.4cm" svg:y2="4.2cm">
          <text:p/>
        </draw:line>
        <draw:custom-shape draw:style-name="gr17" draw:text-style-name="P12" draw:layer="layout" svg:width="0.3cm" svg:height="0.3cm" svg:x="8.302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9.601cm" svg:y1="4.601cm" svg:x2="10.501cm" svg:y2="4.601cm">
          <text:p/>
        </draw:line>
        <draw:custom-shape draw:style-name="gr11" draw:text-style-name="P9" draw:layer="layout" svg:width="0.3cm" svg:height="0.3cm" svg:x="9.504cm" svg:y="4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cm" svg:height="1cm" svg:x="10.201cm" svg:y="3.901cm">
          <text:p text:style-name="P1">R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5.202cm" svg:y1="4.202cm" svg:x2="12.9cm" svg:y2="4.2cm">
          <text:p/>
        </draw:line>
        <draw:custom-shape draw:style-name="gr18" draw:text-style-name="P13" draw:layer="layout" svg:width="0.3cm" svg:height="0.3cm" svg:x="12.703cm" svg:y="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4.302cm" svg:y1="4.602cm" svg:x2="15.202cm" svg:y2="4.602cm">
          <text:p/>
        </draw:line>
        <draw:custom-shape draw:style-name="gr11" draw:text-style-name="P9" draw:layer="layout" svg:width="0.3cm" svg:height="0.3cm" svg:x="14.205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cm" svg:height="1cm" svg:x="14.702cm" svg:y="3.902cm">
          <text:p text:style-name="P1">R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0.003cm" svg:y1="5.303cm" svg:x2="17.6cm" svg:y2="5.3cm">
          <text:p/>
        </draw:line>
        <draw:custom-shape draw:style-name="gr19" draw:text-style-name="P14" draw:layer="layout" svg:width="0.3cm" svg:height="0.3cm" svg:x="17.404cm" svg:y="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9.103cm" svg:y1="5.703cm" svg:x2="20.003cm" svg:y2="5.703cm">
          <text:p/>
        </draw:line>
        <draw:custom-shape draw:style-name="gr11" draw:text-style-name="P9" draw:layer="layout" svg:width="0.3cm" svg:height="0.3cm" svg:x="19.006cm" svg:y="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cm" svg:height="1cm" svg:x="19.403cm" svg:y="5.003cm">
          <text:p text:style-name="P1">R</text:p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5.595cm" svg:height="0.962cm" svg:x="14.216cm" svg:y="9.064cm">
          <draw:text-box>
            <text:p>R = large Resistor</text:p>
          </draw:text-box>
        </draw:frame>
        <draw:line draw:style-name="gr21" draw:text-style-name="P7" draw:layer="layout" svg:x1="16.1cm" svg:y1="14.4cm" svg:x2="16.1cm" svg:y2="11.6cm">
          <text:p/>
        </draw:line>
        <draw:frame draw:style-name="gr22" draw:text-style-name="P15" draw:layer="layout" svg:width="3cm" svg:height="1.673cm" svg:x="16.3cm" svg:y="12.3cm">
          <draw:text-box>
            <text:p>Driving</text:p>
            <text:p>Direction</text:p>
          </draw:text-box>
        </draw:frame>
        <draw:custom-shape draw:style-name="gr23" draw:text-style-name="P16" draw:layer="layout" svg:width="10.1cm" svg:height="7.7cm" svg:x="8.8cm" svg:y="20.4cm">
          <text:p text:style-name="P1"><text:span text:style-name="T3"/></text:p>
          <text:p text:style-name="P1"><text:span text:style-name="T3">Motor Driv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4.8cm" svg:height="1.1cm" svg:x="11.1cm" svg:y="20.8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3cm" svg:y1="22.5cm" svg:x2="11.6cm" svg:y2="21.2cm">
          <text:p/>
        </draw:line>
        <draw:line draw:style-name="gr25" draw:text-style-name="P7" draw:layer="layout" svg:x1="4.3cm" svg:y1="22.9cm" svg:x2="12.1cm" svg:y2="21.2cm">
          <text:p/>
        </draw:line>
        <draw:line draw:style-name="gr26" draw:text-style-name="P7" draw:layer="layout" svg:x1="4.9cm" svg:y1="11.4cm" svg:x2="12.7cm" svg:y2="21.2cm">
          <text:p/>
        </draw:line>
        <draw:line draw:style-name="gr26" draw:text-style-name="P7" draw:layer="layout" svg:x1="5.4cm" svg:y1="11.4cm" svg:x2="13.2cm" svg:y2="21.2cm">
          <text:p/>
        </draw:line>
        <draw:line draw:style-name="gr26" draw:text-style-name="P7" draw:layer="layout" svg:x1="6cm" svg:y1="11.4cm" svg:x2="13.8cm" svg:y2="21.2cm">
          <text:p/>
        </draw:line>
        <draw:line draw:style-name="gr27" draw:text-style-name="P7" draw:layer="layout" svg:x1="2.7cm" svg:y1="11.5cm" svg:x2="14.4cm" svg:y2="21.2cm">
          <text:p/>
        </draw:line>
        <draw:line draw:style-name="gr27" draw:text-style-name="P7" draw:layer="layout" svg:x1="3.2cm" svg:y1="11.5cm" svg:x2="14.9cm" svg:y2="21.2cm">
          <text:p/>
        </draw:line>
        <draw:line draw:style-name="gr27" draw:text-style-name="P7" draw:layer="layout" svg:x1="3.8cm" svg:y1="11.5cm" svg:x2="15.5cm" svg:y2="21.2cm">
          <text:p/>
        </draw:line>
        <draw:custom-shape draw:style-name="gr28" draw:text-style-name="P1" draw:layer="layout" svg:width="1.4cm" svg:height="0.8cm" svg:x="10.4cm" svg:y="26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3cm" svg:height="0.9cm" svg:x="12.8cm" svg:y="26.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4cm" svg:height="0.8cm" svg:x="16cm" svg:y="26.9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.123cm" svg:height="1.673cm" svg:x="10.1cm" svg:y="25.4cm">
          <draw:text-box>
            <text:p text:style-name="P1"><text:span text:style-name="T4">Left</text:span></text:p>
            <text:p text:style-name="P1"><text:span text:style-name="T4">Motor</text:span></text:p>
          </draw:text-box>
        </draw:frame>
        <draw:frame draw:style-name="gr22" draw:text-style-name="P18" draw:layer="layout" svg:width="2.123cm" svg:height="1.673cm" svg:x="15.601cm" svg:y="25.401cm">
          <draw:text-box>
            <text:p text:style-name="P1"><text:span text:style-name="T4">Right</text:span></text:p>
            <text:p text:style-name="P1"><text:span text:style-name="T4">Motor</text:span></text:p>
          </draw:text-box>
        </draw:frame>
        <draw:frame draw:style-name="gr22" draw:text-style-name="P18" draw:layer="layout" svg:width="2.513cm" svg:height="0.962cm" svg:x="12.702cm" svg:y="25.902cm">
          <draw:text-box>
            <text:p text:style-name="P1"><text:span text:style-name="T4">Battery</text:span></text:p>
          </draw:text-box>
        </draw:frame>
        <draw:line draw:style-name="gr30" draw:text-style-name="P7" draw:layer="layout" svg:x1="13.9cm" svg:y1="27.4cm" svg:x2="13.9cm" svg:y2="28.7cm">
          <text:p/>
        </draw:line>
        <draw:line draw:style-name="gr31" draw:text-style-name="P7" draw:layer="layout" svg:x1="14.7cm" svg:y1="27.4cm" svg:x2="14.7cm" svg:y2="28.7cm">
          <text:p/>
        </draw:line>
        <draw:line draw:style-name="gr32" draw:text-style-name="P7" draw:layer="layout" svg:x1="10.8cm" svg:y1="27.4cm" svg:x2="10.8cm" svg:y2="28.7cm">
          <text:p/>
        </draw:line>
        <draw:line draw:style-name="gr32" draw:text-style-name="P7" draw:layer="layout" svg:x1="11.5cm" svg:y1="27.4cm" svg:x2="11.5cm" svg:y2="28.7cm">
          <text:p/>
        </draw:line>
        <draw:line draw:style-name="gr33" draw:text-style-name="P7" draw:layer="layout" svg:x1="16.4cm" svg:y1="27.4cm" svg:x2="16.4cm" svg:y2="28.7cm">
          <text:p/>
        </draw:line>
        <draw:line draw:style-name="gr33" draw:text-style-name="P7" draw:layer="layout" svg:x1="17.1cm" svg:y1="27.4cm" svg:x2="17.1cm" svg:y2="28.7cm">
          <text:p/>
        </draw:line>
        <draw:line draw:style-name="gr30" draw:text-style-name="P7" draw:layer="layout" svg:x1="1.8cm" svg:y1="17.2cm" svg:x2="1.9cm" svg:y2="21.7cm">
          <text:p/>
        </draw:line>
        <draw:frame draw:style-name="gr22" draw:text-style-name="P19" draw:layer="layout" svg:width="3.812cm" svg:height="1.673cm" svg:x="2.5cm" svg:y="22.827cm">
          <draw:text-box>
            <text:p text:style-name="P1">USB-Power</text:p>
            <text:p text:style-name="P1">5V</text:p>
          </draw:text-box>
        </draw:frame>
        <draw:line draw:style-name="gr7" draw:text-style-name="P7" draw:layer="layout" svg:x1="4.3cm" svg:y1="22.5cm" svg:x2="2cm" svg:y2="21.7cm">
          <text:p/>
        </draw:line>
        <draw:line draw:style-name="gr25" draw:text-style-name="P7" draw:layer="layout" svg:x1="1.9cm" svg:y1="21.7cm" svg:x2="4.4cm" svg:y2="2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6:04.212000000</meta:creation-date>
    <dc:date>2017-09-15T15:46:43.991000000</dc:date>
    <meta:editing-duration>PT28M3S</meta:editing-duration>
    <meta:editing-cycles>6</meta:editing-cycles>
    <meta:generator>LibreOffice/5.1.6.2$Windows_x86 LibreOffice_project/07ac168c60a517dba0f0d7bc7540f5afa45f0909</meta:generator>
    <meta:document-statistic meta:object-count="83"/>
  </office:meta>
</office:document-meta>
</file>